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3.674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755cm"/>
    </style:style>
    <style:style style:name="ro1" style:family="table-row">
      <style:table-row-properties style:row-height="2.365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d8c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dee6ef" style:text-align-source="fix" style:repeat-content="false" fo:padding-bottom="0.035cm" fo:padding-left="0.035cm" fo:padding-right="0cm" fo:padding-top="0.035cm" style:vertical-align="middle"/>
      <style:paragraph-properties fo:text-align="end" fo:margin-left="0cm"/>
      <style:text-properties fo:color="#000000"/>
    </style:style>
    <style:style style:name="ce17" style:family="table-cell" style:parent-style-name="Default" style:data-style-name="N0">
      <style:table-cell-properties fo:background-color="#ffd8ce" style:text-align-source="fix" style:repeat-content="false" fo:padding-bottom="0.035cm" fo:padding-left="0.035cm" fo:padding-right="0cm" fo:padding-top="0.035cm" style:vertical-align="middle"/>
      <style:paragraph-properties fo:text-align="end" fo:margin-left="0cm"/>
      <style:text-properties fo:color="#000000"/>
    </style:style>
    <style:style style:name="ce18" style:family="table-cell" style:parent-style-name="Default">
      <style:table-cell-properties fo:background-color="transparent" fo:padding="0.071cm"/>
    </style:style>
    <style:style style:name="ce19" style:family="table-cell" style:parent-style-name="Default" style:data-style-name="N0">
      <style:table-cell-properties fo:background-color="#dee6ef" style:text-align-source="fix" style:repeat-content="false"/>
      <style:paragraph-properties fo:text-align="end" fo:margin-left="0cm"/>
      <style:text-properties fo:color="#000000"/>
    </style:style>
    <style:style style:name="ce20" style:family="table-cell" style:parent-style-name="Default" style:data-style-name="N0">
      <style:table-cell-properties fo:background-color="#ffd8ce" style:text-align-source="fix" style:repeat-content="false"/>
      <style:paragraph-properties fo:text-align="end" fo:margin-left="0cm"/>
      <style:text-properties fo:color="#000000"/>
    </style:style>
    <style:style style:name="ce7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7" table:default-cell-style-name="Default"/>
        <table:table-column table:style-name="co5" table:number-columns-repeated="1637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5" office:value-type="string" calcext:value-type="string">
            <text:p>Время выполнения процесса B (мс)</text:p>
          </table:table-cell>
          <table:table-cell table:style-name="ce15" office:value-type="string" calcext:value-type="string" table:number-columns-spanned="3" table:number-rows-spanned="1">
            <text:p>ID процесса (ов) A</text:p>
          </table:table-cell>
          <table:covered-table-cell table:style-name="ce18"/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formula="of:=SMALL([.G1:.G25];12)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2];[.A:.G];7;0);VLOOKUP([.D2];[.A:.G];7;0);VLOOKUP([.E2];[.A:.G];7;0))" office:value-type="float" office:value="16" calcext:value-type="float">
            <text:p>16</text:p>
          </table:table-cell>
          <table:table-cell table:formula="of:=[.F2]+[.B2]" office:value-type="float" office:value="20" calcext:value-type="float">
            <text:p>20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3];[.A:.G];7;0);VLOOKUP([.D3];[.A:.G];7;0);VLOOKUP([.E3];[.A:.G];7;0))" office:value-type="float" office:value="10" calcext:value-type="float">
            <text:p>10</text:p>
          </table:table-cell>
          <table:table-cell table:formula="of:=[.F3]+[.B3]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0" table:formula="of:=MAX(VLOOKUP([.C4];[.A:.G];7;0);VLOOKUP([.D4];[.A:.G];7;0);VLOOKUP([.E4];[.A:.G];7;0))" office:value-type="float" office:value="18" calcext:value-type="float">
            <text:p>18</text:p>
          </table:table-cell>
          <table:table-cell table:formula="of:=[.F4]+[.B4]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number-columns-repeated="2" table:style-name="ce12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5];[.A:.G];7;0);VLOOKUP([.D5];[.A:.G];7;0);VLOOKUP([.E5];[.A:.G];7;0))" office:value-type="float" office:value="6" calcext:value-type="float">
            <text:p>6</text:p>
          </table:table-cell>
          <table:table-cell table:formula="of:=[.F5]+[.B5]"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6];[.A:.G];7;0);VLOOKUP([.D6];[.A:.G];7;0);VLOOKUP([.E6];[.A:.G];7;0))" office:value-type="float" office:value="4" calcext:value-type="float">
            <text:p>4</text:p>
          </table:table-cell>
          <table:table-cell table:formula="of:=[.F6]+[.B6]" office:value-type="float" office:value="6" calcext:value-type="float">
            <text:p>6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7];[.A:.G];7;0);VLOOKUP([.D7];[.A:.G];7;0);VLOOKUP([.E7];[.A:.G];7;0))" office:value-type="float" office:value="8" calcext:value-type="float">
            <text:p>8</text:p>
          </table:table-cell>
          <table:table-cell table:formula="of:=[.F7]+[.B7]"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8];[.A:.G];7;0);VLOOKUP([.D8];[.A:.G];7;0);VLOOKUP([.E8];[.A:.G];7;0))" office:value-type="float" office:value="7" calcext:value-type="float">
            <text:p>7</text:p>
          </table:table-cell>
          <table:table-cell table:formula="of:=[.F8]+[.B8]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9];[.A:.G];7;0);VLOOKUP([.D9];[.A:.G];7;0);VLOOKUP([.E9];[.A:.G];7;0))" office:value-type="float" office:value="1" calcext:value-type="float">
            <text:p>1</text:p>
          </table:table-cell>
          <table:table-cell table:formula="of:=[.F9]+[.B9]"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10];[.A:.G];7;0);VLOOKUP([.D10];[.A:.G];7;0);VLOOKUP([.E10];[.A:.G];7;0))" office:value-type="float" office:value="13" calcext:value-type="float">
            <text:p>13</text:p>
          </table:table-cell>
          <table:table-cell table:formula="of:=[.F10]+[.B10]"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0" table:formula="of:=MAX(VLOOKUP([.C11];[.A:.G];7;0);VLOOKUP([.D11];[.A:.G];7;0);VLOOKUP([.E11];[.A:.G];7;0))" office:value-type="float" office:value="13" calcext:value-type="float">
            <text:p>13</text:p>
          </table:table-cell>
          <table:table-cell table:formula="of:=[.F11]+[.B11]" office:value-type="float" office:value="17" calcext:value-type="float">
            <text:p>17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12];[.A:.G];7;0);VLOOKUP([.D12];[.A:.G];7;0);VLOOKUP([.E12];[.A:.G];7;0))" office:value-type="float" office:value="10" calcext:value-type="float">
            <text:p>10</text:p>
          </table:table-cell>
          <table:table-cell table:formula="of:=[.F12]+[.B12]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13];[.A:.G];7;0);VLOOKUP([.D13];[.A:.G];7;0);VLOOKUP([.E13];[.A:.G];7;0))" office:value-type="float" office:value="10" calcext:value-type="float">
            <text:p>10</text:p>
          </table:table-cell>
          <table:table-cell table:formula="of:=[.F13]+[.B13]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16373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14];[.A:.G];7;0);VLOOKUP([.D14];[.A:.G];7;0);VLOOKUP([.E14];[.A:.G];7;0))" office:value-type="float" office:value="13" calcext:value-type="float">
            <text:p>13</text:p>
          </table:table-cell>
          <table:table-cell table:formula="of:=[.F14]+[.B1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15];[.A:.G];7;0);VLOOKUP([.D15];[.A:.G];7;0);VLOOKUP([.E15];[.A:.G];7;0))" office:value-type="float" office:value="6" calcext:value-type="float">
            <text:p>6</text:p>
          </table:table-cell>
          <table:table-cell table:formula="of:=[.F15]+[.B15]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16];[.A:.G];7;0);VLOOKUP([.D16];[.A:.G];7;0);VLOOKUP([.E16];[.A:.G];7;0))" office:value-type="float" office:value="1" calcext:value-type="float">
            <text:p>1</text:p>
          </table:table-cell>
          <table:table-cell table:formula="of:=[.F16]+[.B16]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17];[.A:.G];7;0);VLOOKUP([.D17];[.A:.G];7;0);VLOOKUP([.E17];[.A:.G];7;0))" office:value-type="float" office:value="13" calcext:value-type="float">
            <text:p>13</text:p>
          </table:table-cell>
          <table:table-cell table:formula="of:=[.F17]+[.B17]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18];[.A:.G];7;0);VLOOKUP([.D18];[.A:.G];7;0);VLOOKUP([.E18];[.A:.G];7;0))" office:value-type="float" office:value="16" calcext:value-type="float">
            <text:p>16</text:p>
          </table:table-cell>
          <table:table-cell table:formula="of:=[.F18]+[.B18]"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19];[.A:.G];7;0);VLOOKUP([.D19];[.A:.G];7;0);VLOOKUP([.E19];[.A:.G];7;0))" office:value-type="float" office:value="1" calcext:value-type="float">
            <text:p>1</text:p>
          </table:table-cell>
          <table:table-cell table:formula="of:=[.F19]+[.B19]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10" table:formula="of:=MAX(VLOOKUP([.C20];[.A:.G];7;0);VLOOKUP([.D20];[.A:.G];7;0);VLOOKUP([.E20];[.A:.G];7;0))" office:value-type="float" office:value="23" calcext:value-type="float">
            <text:p>23</text:p>
          </table:table-cell>
          <table:table-cell table:formula="of:=[.F20]+[.B20]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21];[.A:.G];7;0);VLOOKUP([.D21];[.A:.G];7;0);VLOOKUP([.E21];[.A:.G];7;0))" office:value-type="float" office:value="28" calcext:value-type="float">
            <text:p>28</text:p>
          </table:table-cell>
          <table:table-cell table:formula="of:=[.F21]+[.B21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22];[.A:.G];7;0);VLOOKUP([.D22];[.A:.G];7;0);VLOOKUP([.E22];[.A:.G];7;0))" office:value-type="float" office:value="28" calcext:value-type="float">
            <text:p>28</text:p>
          </table:table-cell>
          <table:table-cell table:formula="of:=[.F22]+[.B22]" office:value-type="float" office:value="35" calcext:value-type="float">
            <text:p>35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23];[.A:.G];7;0);VLOOKUP([.D23];[.A:.G];7;0);VLOOKUP([.E23];[.A:.G];7;0))" office:value-type="float" office:value="28" calcext:value-type="float">
            <text:p>28</text:p>
          </table:table-cell>
          <table:table-cell table:formula="of:=[.F23]+[.B23]"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0</text:p>
          </table:table-cell>
          <table:table-cell table:style-name="ce10" table:formula="of:=MAX(VLOOKUP([.C24];[.A:.G];7;0);VLOOKUP([.D24];[.A:.G];7;0);VLOOKUP([.E24];[.A:.G];7;0))" office:value-type="float" office:value="16" calcext:value-type="float">
            <text:p>16</text:p>
          </table:table-cell>
          <table:table-cell table:formula="of:=[.F24]+[.B24]"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25];[.A:.G];7;0);VLOOKUP([.D25];[.A:.G];7;0);VLOOKUP([.E25];[.A:.G];7;0))" office:value-type="float" office:value="18" calcext:value-type="float">
            <text:p>18</text:p>
          </table:table-cell>
          <table:table-cell table:formula="of:=[.F25]+[.B25]" office:value-type="float" office:value="20" calcext:value-type="float">
            <text:p>20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0" table:formula="of:=MAX(VLOOKUP([.C26];[.A:.G];7;0);VLOOKUP([.D26];[.A:.G];7;0);VLOOKUP([.E26];[.A:.G];7;0))" office:value-type="float" office:value="18" calcext:value-type="float">
            <text:p>18</text:p>
          </table:table-cell>
          <table:table-cell table:formula="of:=[.F26]+[.B26]" office:value-type="float" office:value="19" calcext:value-type="float">
            <text:p>19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3"/>
        </table:table-row>
        <table:table-row table:style-name="ro3" table:number-rows-repeated="1048548">
          <table:table-cell table:number-columns-repeated="11"/>
          <table:table-cell table:style-name="Default" table:number-columns-repeated="16373"/>
        </table:table-row>
        <table:table-row table:style-name="ro3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₽</number:text>
    </number:number-style>
    <number:number-style style:name="N14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₽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₽</number:text>
    </number:number-style>
    <number:number-style style:name="N14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₽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2" style:volatile="true">
      <number:text loext:blank-width-char="-"> </number:text>
      <number:fill-character> </number:fill-character>
      <number:text loext:blank-width-char="-3">- ₽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2" style:volatile="true">
      <number:text loext:blank-width-char="-"> </number:text>
      <number:fill-character> </number:fill-character>
      <number:text>- _-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Да</number:text>
    </number:number-style>
    <number:number-style style:name="N175P1" style:volatile="true">
      <number:text>Да</number:text>
    </number:number-style>
    <number:number-style style:name="N175">
      <number:text>Нет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Истина</number:text>
    </number:number-style>
    <number:number-style style:name="N177P1" style:volatile="true">
      <number:text>Истина</number:text>
    </number:number-style>
    <number:number-style style:name="N177">
      <number:text>Ложь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Вкл</number:text>
    </number:number-style>
    <number:number-style style:name="N179P1" style:volatile="true">
      <number:text>Вкл</number:text>
    </number:number-style>
    <number:number-style style:name="N179">
      <number:text>Выкл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8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16:51:15.141654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creation-date>2022-09-01T04:11:17</meta:creation-date>
    <dc:date>2026-04-04T17:09:33.841740000</dc:date>
    <meta:editing-duration>PT6M50S</meta:editing-duration>
    <meta:editing-cycles>2</meta:editing-cycles>
    <meta:generator>LibreOffice/26.2.0.3$MacOSX_AARCH64 LibreOffice_project/afbbd0df0edb6d40b450b0337ac646b0913a760c</meta:generator>
    <meta:document-statistic meta:table-count="1" meta:cell-count="184" meta:object-count="0"/>
  </office:meta>
</office:document-meta>
</file>